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48e4" officeooo:paragraph-rsid="001448e4"/>
    </style:style>
    <style:style style:name="P2" style:family="paragraph" style:parent-style-name="Standard">
      <style:text-properties officeooo:rsid="00156283" officeooo:paragraph-rsid="00156283"/>
    </style:style>
    <style:style style:name="P3" style:family="paragraph" style:parent-style-name="Standard">
      <style:text-properties officeooo:rsid="00225506" officeooo:paragraph-rsid="00225506"/>
    </style:style>
    <style:style style:name="P4" style:family="paragraph" style:parent-style-name="Standard">
      <style:text-properties officeooo:rsid="0025f14f" officeooo:paragraph-rsid="0025f14f"/>
    </style:style>
    <style:style style:name="P5" style:family="paragraph" style:parent-style-name="Standard">
      <style:text-properties officeooo:rsid="002898eb" officeooo:paragraph-rsid="002898eb"/>
    </style:style>
    <style:style style:name="P6" style:family="paragraph" style:parent-style-name="Standard">
      <style:text-properties officeooo:rsid="002ce09b" officeooo:paragraph-rsid="002d8e62"/>
    </style:style>
    <style:style style:name="P7" style:family="paragraph" style:parent-style-name="Standard">
      <style:text-properties officeooo:rsid="002d8e62" officeooo:paragraph-rsid="002d8e62"/>
    </style:style>
    <style:style style:name="P8" style:family="paragraph" style:parent-style-name="Standard">
      <style:text-properties officeooo:rsid="002f7e70" officeooo:paragraph-rsid="002f7e70"/>
    </style:style>
    <style:style style:name="P9" style:family="paragraph" style:parent-style-name="Standard">
      <style:text-properties officeooo:rsid="0030b012" officeooo:paragraph-rsid="0030b012"/>
    </style:style>
    <style:style style:name="P10" style:family="paragraph" style:parent-style-name="Standard">
      <style:text-properties officeooo:rsid="003248e4" officeooo:paragraph-rsid="003248e4"/>
    </style:style>
    <style:style style:name="T1" style:family="text">
      <style:text-properties officeooo:rsid="00156283"/>
    </style:style>
    <style:style style:name="T2" style:family="text">
      <style:text-properties officeooo:rsid="001a20c3"/>
    </style:style>
    <style:style style:name="T3" style:family="text">
      <style:text-properties officeooo:rsid="0029658a"/>
    </style:style>
    <style:style style:name="T4" style:family="text">
      <style:text-properties officeooo:rsid="002d8e62"/>
    </style:style>
    <style:style style:name="T5" style:family="text">
      <style:text-properties officeooo:rsid="003248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S Lab1</text:p>
      <text:p text:style-name="P1">Members : Son Tung DO ; Mariia Zameshina</text:p>
      <text:p text:style-name="P1"/>
      <text:p text:style-name="P1">Q 1.1 : The a, b, and c are in stack. The tmp_min is also in stack</text:p>
      <text:p text:style-name="P1">Q 1.2 : <text:span text:style-name="T1">The value contains in the variable r is the array of integer. The data is in heap segment</text:span></text:p>
      <text:p text:style-name="P2">Q 1.3 : <text:span text:style-name="T2">The meaning of the assigment is array addition. The execution is in heap.</text:span></text:p>
      <text:p text:style-name="P3">Q 1.4 : </text:p>
      <text:p text:style-name="P3">int *vect_sum(int *v1, int *v2, int size, int *v3){</text:p>
      <text:p text:style-name="P3"><text:tab/>int i;</text:p>
      <text:p text:style-name="P3"><text:s text:c="2"/><text:tab/>for(i = 0; i &lt; size; i++){</text:p>
      <text:p text:style-name="P3"><text:tab/><text:tab/>v3[i] = v1[i] + v2[i];</text:p>
      <text:p text:style-name="P3"><text:tab/>}</text:p>
      <text:p text:style-name="P3"><text:tab/>return v3;</text:p>
      <text:p text:style-name="P3">}</text:p>
      <text:p text:style-name="P3"/>
      <text:p text:style-name="P3">int main(){</text:p>
      <text:p text:style-name="P3"><text:tab/>int v1[] = {1, 2, 4, 7};</text:p>
      <text:p text:style-name="P3"><text:tab/>int v2[] = {3, 4, 9, 2};</text:p>
      <text:p text:style-name="P3"><text:s text:c="2"/><text:tab/>int v3[4];</text:p>
      <text:p text:style-name="P3"><text:tab/>int *p_result = vect_sum(v1, v2, 4, v3);</text:p>
      <text:p text:style-name="P3"><text:tab/>print_vect(p_result, 4); /* prints the content of the given vector */</text:p>
      <text:p text:style-name="P3"><text:tab/>exit(0);</text:p>
      <text:p text:style-name="P3">}</text:p>
      <text:p text:style-name="P3"/>
      <text:p text:style-name="P4">Q 1.5 : The life cycle of the stack-allocated variable is during the funcion call and run time. The heap-allocated variable is during the allocation and deallocation (when you called the malloc and when you called free)</text:p>
      <text:p text:style-name="P4"/>
      <text:p text:style-name="P5">Q 1.6 : <text:span text:style-name="T3">The line 1, 2, and 9 are not correct.</text:span></text:p>
      <text:p text:style-name="P6">Q <text:span text:style-name="T4">3</text:span>.<text:span text:style-name="T4">1</text:span> : <text:s/></text:p>
      <text:p text:style-name="P6"><text:span text:style-name="T4">gcc -c ex1.c -W -Wall -pedantic -g -std=c99</text:span></text:p>
      <text:p text:style-name="P7">gcc -o ex1.run ex1.o</text:p>
      <text:p text:style-name="P7"/>
      <text:p text:style-name="P7">Q 3.2 : The $@ is for the input file in command line</text:p>
      <text:p text:style-name="P7"><text:tab/>The $&lt; is for the input file that needed for that command</text:p>
      <text:p text:style-name="P7">Q 3.3 : The % is stand for whatever content are.</text:p>
      <text:p text:style-name="P7">Q 3.4 : </text:p>
      <text:p text:style-name="P8">gcc -c ex1.c -W -Wall -pedantic -g -std=c99</text:p>
      <text:p text:style-name="P8">gcc -o ex1.run ex1.o</text:p>
      <text:p text:style-name="P8">gcc -c rec.c -W -Wall -pedantic -g -std=c99</text:p>
      <text:p text:style-name="P8">gcc -o rec.run rec.o</text:p>
      <text:p text:style-name="P8">gcc -c prog_0.c -W -Wall -pedantic -g -std=c99</text:p>
      <text:p text:style-name="P8">gcc -o prog_0.run prog_0.o</text:p>
      <text:p text:style-name="P8">gcc -c prog_1.c -W -Wall -pedantic -g -std=c99</text:p>
      <text:p text:style-name="P8">gcc -o prog_1.run prog_1.o</text:p>
      <text:p text:style-name="P8">gcc -c prog_2.c -W -Wall -pedantic -g -std=c99</text:p>
      <text:p text:style-name="P8">gcc -o prog_2.run prog_2.o</text:p>
      <text:p text:style-name="P8">gcc -c prog_3.c -W -Wall -pedantic -g -std=c99</text:p>
      <text:p text:style-name="P8">gcc -o prog_3.run prog_3.o</text:p>
      <text:p text:style-name="P8">gcc -c prog_4.c -W -Wall -pedantic -g -std=c99</text:p>
      <text:p text:style-name="P8">gcc -o prog_4.run prog_4.o</text:p>
      <text:p text:style-name="P8">rm prog_3.o rec.o prog_0.o prog_1.o prog_2.o prog_4.o</text:p>
      <text:p text:style-name="P9"><text:soft-page-break/>Q 5.1 : </text:p>
      <text:p text:style-name="P9">Prog_0.c : move free(buf0) to the end</text:p>
      <text:p text:style-name="P9">snprintf(buf0, BUF_SIZE, "%s %d\n", string, 0);</text:p>
      <text:p text:style-name="P9"><text:s text:c="3"/>printf("%s", buf0);</text:p>
      <text:p text:style-name="P9"><text:s text:c="3"/>free(buf1);</text:p>
      <text:p text:style-name="P9"><text:s text:c="3"/>snprintf(buf0, BUF_SIZE, "%s %d\n", string, 1);</text:p>
      <text:p text:style-name="P9"><text:s text:c="3"/>printf("%s", buf0);</text:p>
      <text:p text:style-name="P9"><text:s text:c="3"/>snprintf(buf0, BUF_SIZE, "%s %d\n", <text:s/>string, 2);</text:p>
      <text:p text:style-name="P9"><text:s text:c="3"/>printf("%s", buf0);</text:p>
      <text:p text:style-name="P9"><text:s text:c="3"/>free(buf2);</text:p>
      <text:p text:style-name="P9"><text:s text:c="3"/>free(buf0);</text:p>
      <text:p text:style-name="P9"><text:s text:c="3"/>exit(0);</text:p>
      <text:p text:style-name="P9"/>
      <text:p text:style-name="P9">Prog 1.c : <text:span text:style-name="T5">The allocation was not enough. We change the allocation to a right number by multiple with the size of double</text:span></text:p>
      <text:p text:style-name="P10">int *array = malloc(ARRAY_SIZE * sizeof(double*));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08:49:23.605032246</meta:creation-date>
    <dc:date>2018-09-13T10:46:08.188237337</dc:date>
    <meta:editing-duration>PT56M1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2" meta:paragraph-count="59" meta:word-count="393" meta:character-count="2142" meta:non-whitespace-character-count="1758"/>
  </office:meta>
</office:document-meta>
</file>